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fe6d" officeooo:paragraph-rsid="001ffe6d"/>
    </style:style>
    <style:style style:name="P2" style:family="paragraph" style:parent-style-name="Standard">
      <style:text-properties officeooo:rsid="001ffe6d" officeooo:paragraph-rsid="002003c7"/>
    </style:style>
    <style:style style:name="P3" style:family="paragraph" style:parent-style-name="Standard">
      <style:text-properties officeooo:rsid="002003c7" officeooo:paragraph-rsid="002003c7"/>
    </style:style>
    <style:style style:name="P4" style:family="paragraph" style:parent-style-name="Standard">
      <style:text-properties officeooo:rsid="00247431" officeooo:paragraph-rsid="00247431"/>
    </style:style>
    <style:style style:name="P5" style:family="paragraph" style:parent-style-name="Standard">
      <style:text-properties officeooo:rsid="00252926" officeooo:paragraph-rsid="00252926"/>
    </style:style>
    <style:style style:name="P6" style:family="paragraph" style:parent-style-name="Heading_20_1">
      <style:text-properties officeooo:paragraph-rsid="00247431"/>
    </style:style>
    <style:style style:name="P7" style:family="paragraph" style:parent-style-name="Heading_20_1">
      <style:text-properties officeooo:paragraph-rsid="00252926"/>
    </style:style>
    <style:style style:name="P8" style:family="paragraph">
      <style:paragraph-properties fo:text-align="center"/>
    </style:style>
    <style:style style:name="P9" style:family="paragraph">
      <loext:graphic-properties draw:fill-color="#ffffff"/>
      <style:paragraph-properties fo:text-align="center"/>
      <style:text-properties fo:font-size="12pt"/>
    </style:style>
    <style:style style:name="P10" style:family="paragraph">
      <loext:graphic-properties draw:fill="none" draw:fill-color="#ffffff"/>
      <style:paragraph-properties fo:text-align="center"/>
      <style:text-properties fo:font-size="18pt" style:font-size-asian="18pt" style:font-size-complex="18pt"/>
    </style:style>
    <style:style style:name="P11" style:family="paragraph">
      <loext:graphic-properties draw:fill-color="#ccffcc"/>
      <style:paragraph-properties fo:text-align="center"/>
      <style:text-properties fo:font-size="12pt"/>
    </style:style>
    <style:style style:name="P12" style:family="paragraph">
      <loext:graphic-properties draw:fill-color="#ff3333"/>
      <style:paragraph-properties fo:text-align="center"/>
      <style:text-properties fo:font-size="12pt"/>
    </style:style>
    <style:style style:name="P13" style:family="paragraph">
      <loext:graphic-properties draw:fill="none" draw:fill-color="#ffffff"/>
      <style:paragraph-properties fo:text-align="center"/>
      <style:text-properties fo:font-size="14pt" style:font-size-asian="14pt" style:font-size-complex="14pt"/>
    </style:style>
    <style:style style:name="P14" style:family="paragraph">
      <loext:graphic-properties draw:fill="none" draw:fill-color="#ffffff"/>
      <style:paragraph-properties fo:text-align="center"/>
      <style:text-properties fo:font-size="24pt" style:font-size-asian="24pt" style:font-size-complex="24pt"/>
    </style:style>
    <style:style style:name="P15" style:family="paragraph">
      <loext:graphic-properties draw:fill="none" draw:fill-color="#ffffff"/>
      <style:text-properties fo:font-size="24pt" style:font-size-asian="24pt" style:font-size-complex="24pt"/>
    </style:style>
    <style:style style:name="P16" style:family="paragraph">
      <loext:graphic-properties draw:fill="none" draw:fill-color="#ffffff"/>
      <style:paragraph-properties fo:text-align="center"/>
      <style:text-properties fo:font-size="18pt" fo:font-weight="bold" style:font-size-asian="18pt" style:font-weight-asian="bold" style:font-size-complex="18pt" style:font-weight-complex="bold"/>
    </style:style>
    <style:style style:name="P17" style:family="paragraph">
      <loext:graphic-properties draw:fill="none" draw:fill-color="#ffffff"/>
      <style:paragraph-properties fo:text-align="center"/>
    </style:style>
    <style:style style:name="P18" style:family="paragraph">
      <loext:graphic-properties draw:fill="none" draw:fill-color="#ffffff"/>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officeooo:rsid="001ffe6d"/>
    </style:style>
    <style:style style:name="T3" style:family="text">
      <style:text-properties officeooo:rsid="00247431"/>
    </style:style>
    <style:style style:name="T4" style:family="text">
      <style:text-properties officeooo:rsid="00252926"/>
    </style:style>
    <style:style style:name="T5" style:family="text">
      <style:text-properties fo:font-size="24pt" style:font-size-asian="24pt" style:font-size-complex="24pt"/>
    </style:style>
    <style:style style:name="T6" style:family="text">
      <style:text-properties fo:font-size="18pt" style:font-size-asian="18pt" style:font-size-complex="18pt"/>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14pt" style:font-size-asian="14pt" style:font-size-complex="14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10pt" style:font-size-asian="10pt" style:font-size-complex="10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c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10" draw:style-name="gr8" draw:text-style-name="P13" svg:width="6.605cm" svg:height="2.858cm" draw:transform="rotate (-0.767944870877505) translate (12.0156111111111cm -0.428625cm)"><draw:text-box><text:p text:style-name="P8"><text:span text:style-name="T5">Infrastructure</text:span></text:p><text:p text:style-name="P8"><text:span text:style-name="T8">(websites, platforms for collaboration, forums, blogs, channels)</text:span></text:p></draw:text-box></draw:frame><draw:ellipse text:anchor-type="paragraph" draw:z-index="0" draw:style-name="gr1" draw:text-style-name="P8" svg:width="17.252cm" svg:height="17.379cm" svg:x="0.002cm" svg:y="-1.062cm"><text:p/></draw:ellipse><draw:ellipse text:anchor-type="paragraph" draw:z-index="9" draw:style-name="gr7" draw:text-style-name="P12" svg:width="3.961cm" svg:height="3.982cm" svg:x="6.685cm" svg:y="5.671cm"><text:p/></draw:ellipse><draw:frame text:anchor-type="paragraph" draw:z-index="5" draw:style-name="gr3" draw:text-style-name="P10" svg:width="6.848cm" svg:height="2.015cm" draw:transform="rotate (0.837758040957278) translate (0.606777777777778cm 4.86656944444444cm)"><draw:text-box><text:p text:style-name="P8"><text:span text:style-name="T5">Development</text:span><text:span text:style-name="T6"> (Programming)</text:span></text:p></draw:text-box></draw:frame><draw:line text:anchor-type="paragraph" draw:z-index="3" draw:style-name="gr1" draw:text-style-name="P8" svg:x1="8.617cm" svg:y1="-1.062cm" svg:x2="8.617cm" svg:y2="2.24cm"><text:p/></draw:line><draw:frame text:anchor-type="paragraph" draw:z-index="11" draw:style-name="gr9" draw:text-style-name="P13" svg:width="4.049cm" svg:height="2.525cm" svg:x="6.685cm" svg:y="6.214cm"><draw:text-box><text:p text:style-name="P8"><text:span text:style-name="T9">Ideology</text:span><text:span text:style-name="T8"> </text:span></text:p><text:p text:style-name="P8"><text:span text:style-name="T8">Money is created only on the basis of real labor</text:span></text:p></draw:text-box></draw:frame></text:p>
      <text:p text:style-name="Standard"/>
      <text:p text:style-name="Standard"/>
      <text:p text:style-name="Standard"/>
      <text:p text:style-name="Standard"><draw:ellipse text:anchor-type="paragraph" draw:z-index="1" draw:style-name="gr2" draw:text-style-name="P9" svg:width="10.584cm" svg:height="10.838cm" svg:x="3.367cm" svg:y="0.293cm"><text:p/></draw:ellipse><draw:frame text:anchor-type="paragraph" draw:z-index="12" draw:style-name="gr10" draw:text-style-name="P14" svg:width="4.007cm" svg:height="1.384cm" svg:x="6.685cm" svg:y="0.42cm"><draw:text-box><text:p text:style-name="P8"><text:span text:style-name="T5">CTO</text:span></text:p><text:p text:style-name="P8"><text:span text:style-name="T10">CIO, CSO, CISO</text:span></text:p></draw:text-box></draw:frame></text:p>
      <text:p text:style-name="Standard"/>
      <text:p text:style-name="Standard"/>
      <text:p text:style-name="Standard"/>
      <text:p text:style-name="Standard"><draw:ellipse text:anchor-type="paragraph" draw:z-index="8" draw:style-name="gr6" draw:text-style-name="P11" svg:width="7.286cm" svg:height="7.01cm" svg:x="4.976cm" svg:y="0.187cm"><text:p/></draw:ellipse><draw:frame text:anchor-type="paragraph" draw:z-index="14" draw:style-name="gr12" draw:text-style-name="P16" svg:width="3.557cm" svg:height="1.706cm" svg:x="6.881cm" svg:y="0.071cm"><draw:text-box draw:corner-radius="9.999cm"><text:p text:style-name="P8"><text:span text:style-name="T11">Сouncil</text:span></text:p><text:p text:style-name="P8"><text:span text:style-name="T12">Chairman of the consil (Leader)</text:span></text:p></draw:text-box></draw:frame></text:p>
      <text:p text:style-name="Standard"/>
      <text:p text:style-name="Standard"><draw:frame text:anchor-type="paragraph" draw:z-index="17" draw:style-name="gr15" draw:text-style-name="P17" svg:width="2.583cm" svg:height="0.976cm" draw:transform="rotate (1.06465084371654) translate (4.98475cm 2.58586111111111cm)"><draw:text-box><text:p text:style-name="P8">Technical Committee</text:p></draw:text-box></draw:frame></text:p>
      <text:p text:style-name="Standard"/>
      <text:p text:style-name="Standard"><draw:frame text:anchor-type="paragraph" draw:z-index="16" draw:style-name="gr14" draw:text-style-name="P18" svg:width="0.913cm" svg:height="0.489cm" draw:transform="rotate (-1.06395271201574) translate (11.1301388888889cm 0.229305555555556cm)"><draw:text-box><text:p text:style-name="P8"><text:span text:style-name="T13">CTO</text:span></text:p></draw:text-box></draw:frame></text:p>
      <text:p text:style-name="Standard"/>
      <text:p text:style-name="Standard"/>
      <text:p text:style-name="Standard"><draw:line text:anchor-type="paragraph" draw:z-index="2" draw:style-name="gr1" draw:text-style-name="P8" svg:x1="0.002cm" svg:y1="0.293cm" svg:x2="17.253cm" svg:y2="0.357cm"><text:p/></draw:line></text:p>
      <text:p text:style-name="Standard"><draw:frame text:anchor-type="paragraph" draw:z-index="19" draw:style-name="gr17" draw:text-style-name="P17" svg:width="2.731cm" svg:height="0.572cm" draw:transform="rotate (-2.35619449019234) translate (11.9362361111111cm 0.649111111111111cm)"><draw:text-box><text:p text:style-name="P8">Elders</text:p></draw:text-box></draw:frame><draw:frame text:anchor-type="paragraph" draw:z-index="18" draw:style-name="gr16" draw:text-style-name="P17" svg:width="2.054cm" svg:height="0.569cm" draw:transform="rotate (2.32128790515246) translate (6.99734722222222cm 2.37066666666667cm)"><draw:text-box><text:p text:style-name="P8">Directors</text:p></draw:text-box></draw:frame></text:p>
      <text:p text:style-name="Standard"><draw:frame text:anchor-type="paragraph" draw:z-index="7" draw:style-name="gr5" draw:text-style-name="P10" svg:width="6.892cm" svg:height="3.006cm" draw:transform="skewX (-8.98480670471463E-017) rotate (2.37364778271229) translate (5.50686111111111cm 7.33777777777778cm)"><draw:text-box><text:p text:style-name="P8"><text:span text:style-name="T7">People</text:span><text:span text:style-name="T6"> </text:span></text:p><text:p text:style-name="P8"><text:span text:style-name="T6">Searching, attracting and motivating people</text:span></text:p></draw:text-box></draw:frame><draw:frame text:anchor-type="paragraph" draw:z-index="6" draw:style-name="gr4" draw:text-style-name="P10" svg:width="7.203cm" svg:height="2.022cm" draw:transform="rotate (-2.30383461263251) translate (16.7393055555556cm 1.56104166666667cm)"><draw:text-box><text:p text:style-name="P8"><text:span text:style-name="T5">Sales</text:span><text:span text:style-name="T6"> </text:span></text:p><text:p text:style-name="P8"><text:span text:style-name="T6">(to attract investors)</text:span></text:p></draw:text-box></draw:frame></text:p>
      <text:p text:style-name="Standard"/>
      <text:p text:style-name="Standard"/>
      <text:p text:style-name="Standard"><draw:frame text:anchor-type="paragraph" draw:z-index="15" draw:style-name="gr13" draw:text-style-name="P17" svg:width="1.101cm" svg:height="0.509cm" svg:x="8.045cm" svg:y="0.25cm"><draw:text-box><text:p text:style-name="P8">CVO</text:p></draw:text-box></draw:frame></text:p>
      <text:p text:style-name="Standard"/>
      <text:p text:style-name="Standard"><draw:frame text:anchor-type="paragraph" draw:z-index="13" draw:style-name="gr11" draw:text-style-name="P15" svg:width="3.641cm" svg:height="1.789cm" svg:x="6.777cm" svg:y="0.381cm"><draw:text-box><text:p text:style-name="P8"><text:span text:style-name="T5">CVO</text:span></text:p><text:p text:style-name="P8"><text:span text:style-name="T10">CFO, CCO,</text:span></text:p><text:p text:style-name="P8"><text:span text:style-name="T10">CMO, CAO, COO</text:span></text:p></draw:text-box></draw:frame></text:p>
      <text:p text:style-name="Standard"/>
      <text:p text:style-name="Standard"/>
      <text:p text:style-name="Standard"/>
      <text:p text:style-name="Standard"><draw:line text:anchor-type="paragraph" draw:z-index="4" draw:style-name="gr1" draw:text-style-name="P8" svg:x1="8.659cm" svg:y1="0.42cm" svg:x2="8.723cm" svg:y2="3.659cm"><text:p/></draw:line></text:p>
      <text:p text:style-name="Standard"/>
      <text:p text:style-name="Standard"/>
      <text:p text:style-name="Standard"/>
      <text:p text:style-name="Standard"/>
      <text:p text:style-name="Standard"/>
      <text:p text:style-name="Standard"/>
      <text:p text:style-name="Standard"/>
      <text:p text:style-name="Standard"/>
      <text:h text:style-name="P6" text:outline-level="1">Level0. <text:span text:style-name="T3">Ideology</text:span></text:h>
      <text:p text:style-name="P1"/>
      <text:p text:style-name="P4">Founder - plays the role of the leader to the first election.</text:p>
      <text:p text:style-name="P1"/>
      <text:h text:style-name="P6" text:outline-level="1"><text:span text:style-name="T2">Level</text:span>1. <text:span text:style-name="T3">Council</text:span></text:h>
      <text:p text:style-name="P4"><text:span text:style-name="T1">Council</text:span> - the highest decision-making body. The Board determines the overall development strategy of the project, making decisions at the highest level.</text:p>
      <text:p text:style-name="P2"/>
      <text:p text:style-name="P4"><text:span text:style-name="T1">Leader</text:span> (Leader) - Chairman of the Board. Elected annually. The main purpose of the leader - coordination and communication. Responsibility of a leader is to fulfill the requirements of the council.</text:p>
      <text:p text:style-name="P2"/>
      <text:h text:style-name="Heading_20_1" text:outline-level="1"><text:soft-page-break/>Level2. CTO &amp; CEO</text:h>
      <text:p text:style-name="P4">The project is divided into inner and outer parts. Office of the development process (inner part) is responsible CTO. Ensure communication with the public is responsible CEO. CEO and CTO are directly subordinate to the leader.</text:p>
      <text:p text:style-name="P3"/>
      <text:p text:style-name="P4"><text:span text:style-name="T1">CEO</text:span> executes an external function, introduced draft. His responsibilities include talks and presentations accompanying the exhibition - all for establishing good relationships with various organizations and companies.</text:p>
      <text:p text:style-name="P3"/>
      <text:p text:style-name="P4"><text:span text:style-name="T1">CTO</text:span> provides internal function - manages and directs the project. CTO should talk to other developers (especially the Commissioners), in order to help their work.</text:p>
      <text:p text:style-name="P1"/>
      <text:h text:style-name="P7" text:outline-level="1">CTO - <text:span text:style-name="T4">Development and Infrastructure</text:span></text:h>
      <text:p text:style-name="P1"/>
      <text:p text:style-name="P5"><text:span text:style-name="T1">CTO</text:span> (Chief technical officer or Chief technology officer) - Technical Director - leading position in Western companies, corresponds to the Russian "chief engineer." One of the leaders of the corporation in charge of its development and the development of new products; its jurisdiction is usually the entire process of production. </text:p>
      <text:p text:style-name="P5"/>
      <text:p text:style-name="P5"><text:span text:style-name="T1">CIO</text:span> (Chief Information Officer) - Manager of Information (main), CIO (employee corporation, artist of the highest rank, is responsible for the acquisition and implementation of new technologies, information resources management). Most precisely this notion in Russian correspond «IT-Director", "Director of the Department of Information Technology", "Deputy Director General for IT." </text:p>
      <text:p text:style-name="P5"/>
      <text:p text:style-name="P5"><text:span text:style-name="T1">CSO</text:span> (Chief Security Officer) - Head of Security, (main) director of security organizations. </text:p>
      <text:p text:style-name="P5"/>
      <text:p text:style-name="P5"><text:span text:style-name="T1">CISO</text:span> (Chief Information Security Officer) - Head of IT-security (main) Director of IT-security. CISO may be subject to a CIO, and CSO.</text:p>
      <text:p text:style-name="P1"/>
      <text:h text:style-name="P7" text:outline-level="1">CEO — <text:span text:style-name="T4">People, promote and finance</text:span></text:h>
      <text:p text:style-name="P1"/>
      <text:p text:style-name="P5"><text:span text:style-name="T1">CEO</text:span> (Chief Executive Officer) - Higher Executive Officer (CEO, president, director). Performs representative duties. </text:p>
      <text:p text:style-name="P5"/>
      <text:p text:style-name="P5"><text:span text:style-name="T1">CFO</text:span> (Chief Financial Officer) - one of the top managers of the company responsible for the management of financial flows of business, financial planning and reporting. Determines the financial policies of the organization, develop and implement measures to ensure its financial stability. Supervises the work of financial management based on the strategic objectives and prospects of development of the organization, to identify sources of funding, taking into account market conditions. In a typical control scheme now holds the position of Vice President of Finance and is accountable to the president of the company or the Director General. Often a member of the board of directors.</text:p>
      <text:p text:style-name="P1"/>
      <text:p text:style-name="P5"><text:span text:style-name="T1">SVO</text:span> (Chief Visionary Officer) - Executive Director, one of the senior managers of the company. In a typical control scheme now holds the position of Vice President and is accountable to the president or CEO of the company. Often a member of the board of directors.</text:p>
      <text:p text:style-name="P1"/>
      <text:p text:style-name="P5"><text:soft-page-break/><text:span text:style-name="T1">COO</text:span> (Chief Operating Officer) - Chief Operating Officer; one of the leaders of the institution responsible for the daily operations of the current activity. In the Russian language and business this concept corresponds to the position of "Executive Director". </text:p>
      <text:p text:style-name="P5"/>
      <text:p text:style-name="P5"><text:span text:style-name="T1">CMO</text:span> (Chief Marketing Officer) - Director of Marketing / commercial director, officer, referring to the category of top management, senior management of the company. Defines the marketing strategy of the company, makes decisions at the highest level, directs the work of the marketing department of the company. </text:p>
      <text:p text:style-name="P5"/>
      <text:p text:style-name="P5"><text:span text:style-name="T1">CAO</text:span> (Chief Accounting Officer) - Chief Accountant. Head under the category of top management, senior management of the enterprise. Responsible for all aspects of accounting work.</text:p>
      <text:p text:style-name="P1"/>
      <text:p text:style-name="P1"/>
      <text:p text:style-name="P1"/>
      <text:p text:style-name="P1"/>
      <text:p text:style-name="P5">Please note. For the CEO, I struck out "chairman" and "the general strategy of the company, make decisions at the highest level." The highest decision-making body - this is the advice that ballot determines strategic decisions. </text:p>
      <text:p text:style-name="P5"/>
      <text:p text:style-name="P5">All strategic decisions while I'll be taking, as the founder and ideologist of the project the project LibreMoney. Until the moment of the first election of the leader as well be 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de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1983 </meta:initial-creator>
    <meta:creation-date>2014-09-07T14:41:30.234897499</meta:creation-date>
    <dc:date>2017-03-13T12:27:23.754157149</dc:date>
    <meta:editing-duration>PT41M13S</meta:editing-duration>
    <meta:editing-cycles>7</meta:editing-cycles>
    <meta:generator>LibreOffice/5.1.6.2$Linux_X86_64 LibreOffice_project/10m0$Build-2</meta:generator>
    <meta:document-statistic meta:table-count="0" meta:image-count="0" meta:object-count="0" meta:page-count="3" meta:paragraph-count="23" meta:word-count="651" meta:character-count="4298" meta:non-whitespace-character-count="3662"/>
  </office:meta>
</office:document-meta>
</file>